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558cm" fo:min-width="3.45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2cm" svg:stroke-color="#000000" draw:marker-start-width="0.23cm" draw:marker-end-width="0.23cm" draw:fill="none" draw:fill-image-width="0cm" draw:fill-image-height="0cm" fo:min-height="1.093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fill-image-width="0cm" draw:fill-image-height="0cm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vertical-align="middle" fo:min-height="1.23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3cm" fo:min-width="3.88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43cm" fo:min-width="1.68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textarea-vertical-align="middle" draw:auto-grow-height="true" draw:auto-grow-width="true" fo:min-height="0cm" fo:min-width="0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3cm" fo:min-width="2.158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image-width="0cm" draw:fill-image-height="0cm"/>
      <style:paragraph-properties fo:text-align="center"/>
      <style:text-properties style:font-name="Times New Roman1" fo:font-size="10pt" fo:font-style="normal" fo:font-weight="normal"/>
    </style:style>
    <style:style style:name="P4" style:family="paragraph">
      <loext:graphic-properties draw:fill="none" draw:fill-image-width="0cm" draw:fill-image-height="0cm"/>
      <style:paragraph-properties fo:text-align="center"/>
      <style:text-properties style:font-name="Times New Roman1" fo:font-size="10pt" fo:font-style="normal" fo:font-weight="normal" style:font-size-asian="18pt" style:font-size-complex="18pt"/>
    </style:style>
    <style:style style:name="P5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2" fo:font-size="14pt" fo:font-style="normal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1.172cm" svg:x="0.2cm" svg:y="0.127cm">
          <text:p text:style-name="P1"><text:span text:style-name="T1">Пачатак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frame draw:style-name="gr2" draw:text-style-name="P3" draw:layer="layout" svg:width="7.987cm" svg:height="1.363cm" svg:x="37.614cm" svg:y="43.868cm">
          <draw:text-box>
            <text:p text:style-name="P1"><text:span text:style-name="T2">Цыкл j</text:span></text:p>
            <text:p text:style-name="P1"><text:span text:style-name="T2">ад 1 да 3</text:span></text:p>
          </draw:text-box>
        </draw:frame>
        <draw:line draw:style-name="gr3" draw:text-style-name="P4" draw:layer="layout" svg:x1="2.368cm" svg:y1="1.327cm" svg:x2="2.368cm" svg:y2="1.927cm">
          <text:p/>
        </draw:line>
        <draw:line draw:style-name="gr3" draw:text-style-name="P4" draw:layer="layout" svg:x1="2.369cm" svg:y1="1.328cm" svg:x2="2.369cm" svg:y2="1.928cm">
          <text:p/>
        </draw:line>
        <draw:line draw:style-name="gr3" draw:text-style-name="P3" draw:layer="layout" svg:x1="2.368cm" svg:y1="3.328cm" svg:x2="2.368cm" svg:y2="3.828cm">
          <text:p/>
        </draw:line>
        <draw:g>
          <draw:line draw:style-name="gr3" draw:text-style-name="P3" draw:layer="layout" svg:x1="0.2cm" svg:y1="3.327cm" svg:x2="4.6cm" svg:y2="3.327cm">
            <text:p/>
          </draw:line>
          <draw:line draw:style-name="gr3" draw:text-style-name="P3" draw:layer="layout" svg:x1="0.213cm" svg:y1="3.328cm" svg:x2="0.213cm" svg:y2="2.328cm">
            <text:p/>
          </draw:line>
          <draw:line draw:style-name="gr3" draw:text-style-name="P3" draw:layer="layout" svg:x1="4.613cm" svg:y1="3.328cm" svg:x2="4.613cm" svg:y2="2.328cm">
            <text:p/>
          </draw:line>
          <draw:line draw:style-name="gr3" draw:text-style-name="P3" draw:layer="layout" svg:x1="0.213cm" svg:y1="2.328cm" svg:x2="0.513cm" svg:y2="1.928cm">
            <text:p/>
          </draw:line>
          <draw:line draw:style-name="gr3" draw:text-style-name="P3" draw:layer="layout" svg:x1="0.5cm" svg:y1="1.927cm" svg:x2="4.2cm" svg:y2="1.927cm">
            <text:p/>
          </draw:line>
          <draw:line draw:style-name="gr3" draw:text-style-name="P3" draw:layer="layout" svg:x1="4.213cm" svg:y1="1.928cm" svg:x2="4.613cm" svg:y2="2.328cm">
            <text:p/>
          </draw:line>
        </draw:g>
        <draw:g>
          <draw:line draw:style-name="gr3" draw:text-style-name="P3" draw:layer="layout" svg:x1="6.187cm" svg:y1="10.728cm" svg:x2="10.587cm" svg:y2="10.728cm">
            <text:p/>
          </draw:line>
          <draw:line draw:style-name="gr3" draw:text-style-name="P3" draw:layer="layout" svg:x1="6.2cm" svg:y1="10.727cm" svg:x2="6.2cm" svg:y2="11.726cm">
            <text:p/>
          </draw:line>
          <draw:line draw:style-name="gr3" draw:text-style-name="P3" draw:layer="layout" svg:x1="10.6cm" svg:y1="10.727cm" svg:x2="10.6cm" svg:y2="11.726cm">
            <text:p/>
          </draw:line>
          <draw:line draw:style-name="gr3" draw:text-style-name="P3" draw:layer="layout" svg:x1="6.2cm" svg:y1="11.726cm" svg:x2="6.5cm" svg:y2="12.126cm">
            <text:p/>
          </draw:line>
          <draw:line draw:style-name="gr3" draw:text-style-name="P3" draw:layer="layout" svg:x1="6.487cm" svg:y1="12.127cm" svg:x2="10.187cm" svg:y2="12.127cm">
            <text:p/>
          </draw:line>
          <draw:line draw:style-name="gr3" draw:text-style-name="P3" draw:layer="layout" svg:x1="10.2cm" svg:y1="12.126cm" svg:x2="10.6cm" svg:y2="11.726cm">
            <text:p/>
          </draw:line>
        </draw:g>
        <draw:frame draw:style-name="gr4" draw:text-style-name="P6" draw:layer="layout" svg:width="4.6cm" svg:height="1.5cm" svg:x="0.1cm" svg:y="1.827cm">
          <draw:text-box>
            <text:p text:style-name="P5"><text:span text:style-name="T1">Цыкл па</text:span><text:span text:style-name="T1"><text:line-break/></text:span><text:span text:style-name="T1">інтэрфейсах</text:span></text:p>
          </draw:text-box>
        </draw:frame>
        <draw:custom-shape draw:style-name="gr5" draw:text-style-name="P2" draw:layer="layout" svg:width="4.4cm" svg:height="1.4cm" svg:x="0.2cm" svg:y="3.827cm">
          <text:p text:style-name="P1"><text:span text:style-name="T1">Атрымаць значэнні</text:span><text:span text:style-name="T1"><text:line-break/></text:span><text:span text:style-name="T1">old_txload,</text:span><text:span text:style-name="T1"><text:line-break/></text:span><text:span text:style-name="T1">current_txlo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cm" svg:height="1.4cm" svg:x="0.2cm" svg:y="5.728cm">
          <text:p text:style-name="P1"><text:span text:style-name="T1">n</text:span><text:span text:style-name="T1">e</text:span><text:span text:style-name="T1">w</text:span><text:span text:style-name="T1">_</text:span><text:span text:style-name="T1">t</text:span><text:span text:style-name="T1">x</text:span><text:span text:style-name="T1">l</text:span><text:span text:style-name="T1">o</text:span><text:span text:style-name="T1">a</text:span><text:span text:style-name="T1">d</text:span><text:span text:style-name="T1"> </text:span><text:span text:style-name="T1">:</text:span><text:span text:style-name="T1">=</text:span><text:span text:style-name="T1"><text:line-break/></text:span><text:span text:style-name="T1">(</text:span><text:span text:style-name="T1">ф</text:span><text:span text:style-name="T1">о</text:span><text:span text:style-name="T1">р</text:span><text:span text:style-name="T1">м</text:span><text:span text:style-name="T1">у</text:span><text:span text:style-name="T1">л</text:span><text:span text:style-name="T1">а</text:span><text:span text:style-name="T1"> </text:span><text:span text:style-name="T1">2</text:span><text:span text:style-name="T1">.</text:span><text:span text:style-name="T1">2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368cm" svg:y1="5.229cm" svg:x2="2.368cm" svg:y2="5.729cm">
          <text:p/>
        </draw:line>
        <draw:line draw:style-name="gr3" draw:text-style-name="P3" draw:layer="layout" svg:x1="2.368cm" svg:y1="7.13cm" svg:x2="2.368cm" svg:y2="7.63cm">
          <text:p/>
        </draw:line>
        <draw:custom-shape draw:style-name="gr6" draw:text-style-name="P2" draw:layer="layout" svg:width="4.4cm" svg:height="1.4cm" svg:x="0.174cm" svg:y="9.527cm">
          <text:p text:style-name="P1"><text:span text:style-name="T1">diff &gt; threshol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4.4cm" svg:height="1.4cm" svg:x="0.2cm" svg:y="7.628cm">
          <text:p text:style-name="P1"><text:span text:style-name="T1">diff :=</text:span><text:span text:style-name="T1"><text:line-break/></text:span><text:span text:style-name="T1">|new_txload - </text:span><text:span text:style-name="T1">old_txload|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368cm" svg:y1="9.03cm" svg:x2="2.368cm" svg:y2="9.53cm">
          <text:p/>
        </draw:line>
        <draw:custom-shape draw:style-name="gr5" draw:text-style-name="P2" draw:layer="layout" svg:width="4.4cm" svg:height="1.4cm" svg:x="0.2cm" svg:y="11.429cm">
          <text:p text:style-name="P1"><text:span text:style-name="T1">Устанавіць новае</text:span><text:span text:style-name="T1"><text:line-break/></text:span><text:span text:style-name="T1">значэнне нагрузкі</text:span><text:span text:style-name="T1"><text:line-break/></text:span><text:span text:style-name="T1">на інтэрфейсе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368cm" svg:y1="10.93cm" svg:x2="2.368cm" svg:y2="11.43cm">
          <text:p/>
        </draw:line>
        <draw:line draw:style-name="gr3" draw:text-style-name="P3" draw:layer="layout" svg:x1="2.368cm" svg:y1="12.831cm" svg:x2="2.368cm" svg:y2="13.331cm">
          <text:p/>
        </draw:line>
        <draw:custom-shape draw:style-name="gr5" draw:text-style-name="P2" draw:layer="layout" svg:width="4.4cm" svg:height="1.4cm" svg:x="0.2cm" svg:y="13.329cm">
          <text:p text:style-name="P1"><text:span text:style-name="T1">Аб</text:span><text:span text:style-name="T1">на</text:span><text:span text:style-name="T1">ві</text:span><text:span text:style-name="T1">ць</text:span><text:span text:style-name="T1"><text:line-break/></text:span><text:span text:style-name="T1">та</text:span><text:span text:style-name="T1">па</text:span><text:span text:style-name="T1">ло</text:span><text:span text:style-name="T1">гі</text:span><text:span text:style-name="T1">ю </text:span><text:span text:style-name="T1">се</text:span><text:span text:style-name="T1">ткі</text:span><text:span text:style-name="T1"><text:line-break/></text:span><text:span text:style-name="T1">на </text:span><text:span text:style-name="T1">ма</text:span><text:span text:style-name="T1">р</text:span><text:span text:style-name="T1">ш</text:span><text:span text:style-name="T1">ру</text:span><text:span text:style-name="T1">ты</text:span><text:span text:style-name="T1">за</text:span><text:span text:style-name="T1">та</text:span><text:span text:style-name="T1">ры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165cm" svg:height="0.741cm" svg:x="2.7cm" svg:y="10.727cm">
          <draw:text-box>
            <text:p><text:span text:style-name="T1">Та</text:span><text:span text:style-name="T1">к</text:span></text:p>
          </draw:text-box>
        </draw:frame>
        <draw:custom-shape draw:style-name="gr8" draw:text-style-name="P2" draw:layer="layout" svg:width="4.4cm" svg:height="1.4cm" svg:x="0.2cm" svg:y="15.227cm">
          <text:p text:style-name="P1"><text:span text:style-name="T1">Вывесці</text:span><text:span text:style-name="T1"><text:line-break/></text:span><text:span text:style-name="T1">паведамленне</text:span><text:span text:style-name="T1"><text:line-break/></text:span><text:span text:style-name="T1">аб абнаўленні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2.368cm" svg:y1="14.731cm" svg:x2="2.368cm" svg:y2="15.231cm">
          <text:p/>
        </draw:line>
        <draw:line draw:style-name="gr9" draw:text-style-name="P8" draw:layer="layout" svg:x1="4.5cm" svg:y1="10.227cm" svg:x2="8.4cm" svg:y2="10.227cm">
          <text:p/>
        </draw:line>
        <draw:line draw:style-name="gr3" draw:text-style-name="P3" draw:layer="layout" svg:x1="8.394cm" svg:y1="10.23cm" svg:x2="8.394cm" svg:y2="10.73cm">
          <text:p/>
        </draw:line>
        <draw:frame draw:style-name="gr7" draw:text-style-name="P7" draw:layer="layout" svg:width="1.013cm" svg:height="0.741cm" svg:x="4.835cm" svg:y="9.527cm">
          <draw:text-box>
            <text:p><text:span text:style-name="T1">Не</text:span></text:p>
          </draw:text-box>
        </draw:frame>
        <draw:frame draw:style-name="gr4" draw:text-style-name="P6" draw:layer="layout" svg:width="4.6cm" svg:height="1.681cm" svg:x="6.1cm" svg:y="10.537cm">
          <draw:text-box>
            <text:p text:style-name="P5"><text:span text:style-name="T1">Пераход да</text:span><text:span text:style-name="T1"><text:line-break/></text:span><text:span text:style-name="T1">наступнага</text:span><text:span text:style-name="T1"><text:line-break/></text:span><text:span text:style-name="T1">інтэрфейса</text:span></text:p>
          </draw:text-box>
        </draw:frame>
        <draw:line draw:style-name="gr9" draw:text-style-name="P8" draw:layer="layout" svg:x1="8.378cm" svg:y1="12.127cm" svg:x2="8.4cm" svg:y2="17.127cm">
          <text:p/>
        </draw:line>
        <draw:line draw:style-name="gr9" draw:text-style-name="P8" draw:layer="layout" svg:x1="8.4cm" svg:y1="17.127cm" svg:x2="2.4cm" svg:y2="17.127cm">
          <text:p/>
        </draw:line>
        <draw:line draw:style-name="gr3" draw:text-style-name="P3" draw:layer="layout" svg:x1="2.368cm" svg:y1="16.631cm" svg:x2="2.368cm" svg:y2="17.131cm">
          <text:p/>
        </draw:line>
        <draw:line draw:style-name="gr3" draw:text-style-name="P3" draw:layer="layout" svg:x1="2.368cm" svg:y1="17.131cm" svg:x2="2.368cm" svg:y2="17.631cm">
          <text:p/>
        </draw:line>
        <draw:custom-shape draw:style-name="gr1" draw:text-style-name="P2" draw:layer="layout" svg:width="4.4cm" svg:height="1.172cm" svg:x="0.175cm" svg:y="17.628cm">
          <text:p text:style-name="P1"><text:span text:style-name="T1">Канец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7cm" fo:page-height="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0:56:40.864331632</meta:creation-date>
    <meta:generator>LibreOffice/6.1.5.2$Linux_X86_64 LibreOffice_project/10$Build-2</meta:generator>
    <dc:date>2020-04-28T12:30:07.031567034</dc:date>
    <meta:editing-duration>PT1H21M20S</meta:editing-duration>
    <meta:editing-cycles>23</meta:editing-cycles>
    <meta:document-statistic meta:object-count="43"/>
  </office:meta>
</office:document-meta>
</file>